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74.07mm"/>
    </style:style>
    <style:style style:name="co3" style:family="table-column">
      <style:table-column-properties fo:break-before="auto" style:column-width="84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2.6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0c0c0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erif;Times New Roman" fo:font-size="10pt" fo:font-weight="bold" fo:country="ES" style:country-asian="SA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font-size="10pt" fo:font-weight="bold" fo:country="ES" style:country-asian="SA" style:font-name="Liberation mono;Courier New" style:font-name-asian="Courier New" style:font-size-asian="12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Tiempo secuencial vect. Globales</text:p>
            <text:p>1 thread/core</text:p>
            <text:p>Elapsed           CPU-user         CPU- sys</text:p>
          </table:table-cell>
          <table:table-cell table:style-name="ce6" office:value-type="string" calcext:value-type="string">
            <text:p><text:span text:style-name="T1">Tiempo paralelo/versión </text:span><text:span text:style-name="T2">for</text:span></text:p>
            <text:p>24 Threads/cores</text:p>
            <text:p>Elapsed           CPU-user         CPU- sys</text:p>
          </table:table-cell>
        </table:table-row>
        <table:table-row table:style-name="ro2">
          <table:table-cell office:value-type="float" office:value="65536" calcext:value-type="float">
            <text:p>65536</text:p>
          </table:table-cell>
          <table:table-cell office:value-type="string" calcext:value-type="string">
            <text:p>0m0.003s <text:s text:c="10"/>0m0.001s <text:s text:c="9"/>0m0.001s</text:p>
          </table:table-cell>
          <table:table-cell office:value-type="string" calcext:value-type="string">
            <text:p>0m0.019s <text:s text:c="17"/>0m0.233s <text:s text:c="17"/>0m0.005s</text:p>
          </table:table-cell>
        </table:table-row>
        <table:table-row table:style-name="ro2">
          <table:table-cell table:style-name="ce3" office:value-type="float" office:value="131072" calcext:value-type="float">
            <text:p>131072</text:p>
          </table:table-cell>
          <table:table-cell office:value-type="string" calcext:value-type="string">
            <text:p>0m0.004s <text:s text:c="10"/>0m0.001s <text:s text:c="9"/>0m0.003s</text:p>
          </table:table-cell>
          <table:table-cell office:value-type="string" calcext:value-type="string">
            <text:p>0m0.013s <text:s text:c="17"/>0m0.211s <text:s text:c="17"/>0m0.025s</text:p>
          </table:table-cell>
        </table:table-row>
        <table:table-row table:style-name="ro2">
          <table:table-cell office:value-type="float" office:value="262144" calcext:value-type="float">
            <text:p>262144</text:p>
          </table:table-cell>
          <table:table-cell office:value-type="string" calcext:value-type="string">
            <text:p>0m0.007s <text:s text:c="10"/>0m0.001s <text:s text:c="9"/>0m0.005s</text:p>
          </table:table-cell>
          <table:table-cell office:value-type="string" calcext:value-type="string">
            <text:p>0m0.014s <text:s text:c="17"/>0m0.206s <text:s text:c="17"/>0m0.002s</text:p>
          </table:table-cell>
        </table:table-row>
        <table:table-row table:style-name="ro2">
          <table:table-cell table:style-name="ce3" office:value-type="float" office:value="524288" calcext:value-type="float">
            <text:p>524288</text:p>
          </table:table-cell>
          <table:table-cell office:value-type="string" calcext:value-type="string">
            <text:p>0m0.009s <text:s text:c="10"/>0m0.006s <text:s text:c="9"/>0m0.003s</text:p>
          </table:table-cell>
          <table:table-cell office:value-type="string" calcext:value-type="string">
            <text:p>0m0.014s <text:s text:c="17"/>0m0.226s <text:s text:c="17"/>0m0.012s</text:p>
          </table:table-cell>
        </table:table-row>
        <table:table-row table:style-name="ro2">
          <table:table-cell office:value-type="float" office:value="1048576" calcext:value-type="float">
            <text:p>1048576</text:p>
          </table:table-cell>
          <table:table-cell office:value-type="string" calcext:value-type="string">
            <text:p>0m0.020s <text:s text:c="10"/>0m0.007s <text:s text:c="9"/>0m0.013s</text:p>
          </table:table-cell>
          <table:table-cell office:value-type="string" calcext:value-type="string">
            <text:p>0m0.014s <text:s text:c="17"/>0m0.199s <text:s text:c="17"/>0m0.022s</text:p>
          </table:table-cell>
        </table:table-row>
        <table:table-row table:style-name="ro2">
          <table:table-cell table:style-name="ce3" office:value-type="float" office:value="2097152" calcext:value-type="float">
            <text:p>2097152</text:p>
          </table:table-cell>
          <table:table-cell office:value-type="string" calcext:value-type="string">
            <text:p>0m0.037s <text:s text:c="10"/>0m0.008s <text:s text:c="9"/>0m0.029s</text:p>
          </table:table-cell>
          <table:table-cell office:value-type="string" calcext:value-type="string">
            <text:p>0m0.021s <text:s text:c="17"/>0m0.256s <text:s text:c="17"/>0m0.065s</text:p>
          </table:table-cell>
        </table:table-row>
        <table:table-row table:style-name="ro2">
          <table:table-cell office:value-type="float" office:value="4194304" calcext:value-type="float">
            <text:p>4194304</text:p>
          </table:table-cell>
          <table:table-cell office:value-type="string" calcext:value-type="string">
            <text:p>0m0.074s <text:s text:c="10"/>0m0.021s <text:s text:c="9"/>0m0.053s</text:p>
          </table:table-cell>
          <table:table-cell office:value-type="string" calcext:value-type="string">
            <text:p>0m0.034s <text:s text:c="17"/>0m0.293s <text:s text:c="17"/>0m0.129s</text:p>
          </table:table-cell>
        </table:table-row>
        <table:table-row table:style-name="ro2">
          <table:table-cell table:style-name="ce3" office:value-type="float" office:value="8388608" calcext:value-type="float">
            <text:p>8388608</text:p>
          </table:table-cell>
          <table:table-cell office:value-type="string" calcext:value-type="string">
            <text:p>0m0.135s <text:s text:c="10"/>0m0.048s <text:s text:c="9"/>0m0.084s</text:p>
          </table:table-cell>
          <table:table-cell office:value-type="string" calcext:value-type="string">
            <text:p>0m0.046s <text:s text:c="17"/>0m0.366s <text:s text:c="17"/>0m0.258s</text:p>
          </table:table-cell>
        </table:table-row>
        <table:table-row table:style-name="ro2"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m0.280s <text:s text:c="10"/>0m0.105s <text:s text:c="9"/>0m0.173s</text:p>
          </table:table-cell>
          <table:table-cell office:value-type="string" calcext:value-type="string">
            <text:p>0m0.083s <text:s text:c="17"/>0m0.565s <text:s text:c="17"/>0m0.534s</text:p>
          </table:table-cell>
        </table:table-row>
        <table:table-row table:style-name="ro2">
          <table:table-cell table:style-name="ce3" office:value-type="float" office:value="33554432" calcext:value-type="float">
            <text:p>33554432</text:p>
          </table:table-cell>
          <table:table-cell office:value-type="string" calcext:value-type="string">
            <text:p>0m0.552s <text:s text:c="10"/>0m0.207s <text:s text:c="9"/>0m0.341s</text:p>
          </table:table-cell>
          <table:table-cell office:value-type="string" calcext:value-type="string">
            <text:p>0m0.153s <text:s text:c="17"/>0m0.867s <text:s text:c="17"/>0m1.023s</text:p>
          </table:table-cell>
        </table:table-row>
        <table:table-row table:style-name="ro2">
          <table:table-cell table:style-name="ce4" office:value-type="float" office:value="67108864" calcext:value-type="float">
            <text:p>67108864</text:p>
          </table:table-cell>
          <table:table-cell office:value-type="string" calcext:value-type="string">
            <text:p>0m0.544s <text:s text:c="10"/>0m0.179s <text:s text:c="9"/>0m0.360s</text:p>
          </table:table-cell>
          <table:table-cell office:value-type="string" calcext:value-type="string">
            <text:p>0m0.144s <text:s text:c="17"/>0m0.859s <text:s text:c="17"/>0m0.966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49:24.483251237</meta:creation-date>
    <dc:date>2018-03-26T21:32:29.026165124</dc:date>
    <meta:editing-duration>PT32M53S</meta:editing-duration>
    <meta:editing-cycles>4</meta:editing-cycles>
    <meta:generator>LibreOffice/5.1.6.2$Linux_X86_64 LibreOffice_project/10m0$Build-2</meta:generator>
    <meta:document-statistic meta:table-count="1" meta:cell-count="36" meta:object-count="0"/>
  </office:meta>
</office:document-meta>
</file>